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189in"/>
    </style:style>
    <style:style style:name="co2" style:family="table-column">
      <style:table-column-properties fo:break-before="auto" style:column-width="1.4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ackground-color="#ff99ff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 style:data-style-name="N12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6126in" svg:height="5.9531in" svg:x="8.2102in" svg:y="0.0638in">
            <draw:object draw:notify-on-update-of-ranges="Sheet1.C14:Sheet1.I14 Sheet1.B15:Sheet1.B15 Sheet1.C15:Sheet1.I15 Sheet1.B16:Sheet1.B16 Sheet1.C16:Sheet1.I16 Sheet1.B17:Sheet1.B17 Sheet1.C17:Sheet1.I17 Sheet1.B18:Sheet1.B18 Sheet1.C18:Sheet1.I18 Sheet1.B19:Sheet1.B19 Sheet1.C19:Sheet1.I19 Sheet1.B20:Sheet1.B20 Sheet1.C20:Sheet1.I20 Sheet1.B21:Sheet1.B21 Sheet1.C21:Sheet1.I21 Sheet1.B22:Sheet1.B22 Sheet1.C22:Sheet1.I22 Sheet1.B23:Sheet1.B23 Sheet1.C23:Sheet1.I23 Sheet1.B24:Sheet1.B24 Sheet1.C24:Sheet1.I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LB=128</text:p>
          </table:table-cell>
          <table:table-cell table:style-name="ce4" table:number-columns-repeated="7"/>
        </table:table-row>
        <table:table-row table:style-name="ro1">
          <table:table-cell/>
          <table:table-cell table:style-name="ce1" office:value-type="string" calcext:value-type="string">
            <text:p>Cycles</text:p>
          </table:table-cell>
          <table:table-cell office:value-type="string" calcext:value-type="string">
            <text:p>graph_s6</text:p>
          </table:table-cell>
          <table:table-cell office:value-type="string" calcext:value-type="string">
            <text:p>graph_s7</text:p>
          </table:table-cell>
          <table:table-cell office:value-type="string" calcext:value-type="string">
            <text:p>graph_s8</text:p>
          </table:table-cell>
          <table:table-cell office:value-type="string" calcext:value-type="string">
            <text:p>gups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fluid</text:p>
          </table:table-cell>
          <table:table-cell office:value-type="string" calcext:value-type="string">
            <text:p>swapt</text:p>
          </table:table-cell>
        </table:table-row>
        <table:table-row table:style-name="ro1">
          <table:table-cell/>
          <table:table-cell office:value-type="string" calcext:value-type="string">
            <text:p>1ch (CPU)</text:p>
          </table:table-cell>
          <table:table-cell table:style-name="ce5" office:value-type="float" office:value="25.001937" calcext:value-type="float">
            <text:p>25.0019</text:p>
          </table:table-cell>
          <table:table-cell table:style-name="ce5" office:value-type="float" office:value="54.789857" calcext:value-type="float">
            <text:p>54.7899</text:p>
          </table:table-cell>
          <table:table-cell table:style-name="ce5" office:value-type="float" office:value="118.270717" calcext:value-type="float">
            <text:p>118.2707</text:p>
          </table:table-cell>
          <table:table-cell table:style-name="ce5" office:value-type="float" office:value="41.912085" calcext:value-type="float">
            <text:p>41.9121</text:p>
          </table:table-cell>
          <table:table-cell table:style-name="ce5" office:value-type="float" office:value="363.173348" calcext:value-type="float">
            <text:p>363.1733</text:p>
          </table:table-cell>
          <table:table-cell table:style-name="ce5" office:value-type="float" office:value="561.805461" calcext:value-type="float">
            <text:p>561.8055</text:p>
          </table:table-cell>
          <table:table-cell table:style-name="ce5" office:value-type="float" office:value="551.719493" calcext:value-type="float">
            <text:p>551.7195</text:p>
          </table:table-cell>
        </table:table-row>
        <table:table-row table:style-name="ro1">
          <table:table-cell/>
          <table:table-cell table:style-name="ce3" office:value-type="string" calcext:value-type="string">
            <text:p>16ch (Perfect PIM)</text:p>
          </table:table-cell>
          <table:table-cell table:style-name="ce5" office:value-type="float" office:value="19.040973" calcext:value-type="float">
            <text:p>19.0410</text:p>
          </table:table-cell>
          <table:table-cell table:style-name="ce5" office:value-type="float" office:value="40.862825" calcext:value-type="float">
            <text:p>40.8628</text:p>
          </table:table-cell>
          <table:table-cell table:style-name="ce5" office:value-type="float" office:value="84.624703" calcext:value-type="float">
            <text:p>84.6247</text:p>
          </table:table-cell>
          <table:table-cell table:style-name="ce5" office:value-type="float" office:value="17.871101" calcext:value-type="float">
            <text:p>17.8711</text:p>
          </table:table-cell>
          <table:table-cell table:style-name="ce5" office:value-type="float" office:value="287.446569" calcext:value-type="float">
            <text:p>287.4466</text:p>
          </table:table-cell>
          <table:table-cell table:style-name="ce5" office:value-type="float" office:value="447.049313" calcext:value-type="float">
            <text:p>447.0493</text:p>
          </table:table-cell>
          <table:table-cell table:style-name="ce5" office:value-type="float" office:value="455.726465" calcext:value-type="float">
            <text:p>455.7265</text:p>
          </table:table-cell>
        </table:table-row>
        <table:table-row table:style-name="ro1">
          <table:table-cell/>
          <table:table-cell office:value-type="string" calcext:value-type="string">
            <text:p>PIM1-16(miss)</text:p>
          </table:table-cell>
          <table:table-cell table:style-name="ce5" office:value-type="float" office:value="23.315559" calcext:value-type="float">
            <text:p>23.3156</text:p>
          </table:table-cell>
          <table:table-cell table:style-name="ce5" office:value-type="float" office:value="49.377347" calcext:value-type="float">
            <text:p>49.3773</text:p>
          </table:table-cell>
          <table:table-cell table:style-name="ce5" office:value-type="float" office:value="102.557241" calcext:value-type="float">
            <text:p>102.5572</text:p>
          </table:table-cell>
          <table:table-cell table:style-name="ce5" office:value-type="float" office:value="21.60001" calcext:value-type="float">
            <text:p>21.6000</text:p>
          </table:table-cell>
          <table:table-cell table:style-name="ce5" office:value-type="float" office:value="433.78148" calcext:value-type="float">
            <text:p>433.7815</text:p>
          </table:table-cell>
          <table:table-cell table:style-name="ce5" office:value-type="float" office:value="644.125036" calcext:value-type="float">
            <text:p>644.1250</text:p>
          </table:table-cell>
          <table:table-cell table:style-name="ce5" office:value-type="float" office:value="679.532516" calcext:value-type="float">
            <text:p>679.5325</text:p>
          </table:table-cell>
        </table:table-row>
        <table:table-row table:style-name="ro1">
          <table:table-cell/>
          <table:table-cell office:value-type="string" calcext:value-type="string">
            <text:p>PIM2-16(miss)</text:p>
          </table:table-cell>
          <table:table-cell table:style-name="ce5" office:value-type="float" office:value="23.038235" calcext:value-type="float">
            <text:p>23.0382</text:p>
          </table:table-cell>
          <table:table-cell table:style-name="ce5" office:value-type="float" office:value="49.971631" calcext:value-type="float">
            <text:p>49.9716</text:p>
          </table:table-cell>
          <table:table-cell table:style-name="ce5" office:value-type="float" office:value="103.597021" calcext:value-type="float">
            <text:p>103.5970</text:p>
          </table:table-cell>
          <table:table-cell table:style-name="ce5" office:value-type="float" office:value="21.565674" calcext:value-type="float">
            <text:p>21.5657</text:p>
          </table:table-cell>
          <table:table-cell table:style-name="ce5" office:value-type="float" office:value="433.581564" calcext:value-type="float">
            <text:p>433.5816</text:p>
          </table:table-cell>
          <table:table-cell table:style-name="ce5" office:value-type="float" office:value="644.234176" calcext:value-type="float">
            <text:p>644.2342</text:p>
          </table:table-cell>
          <table:table-cell table:style-name="ce5" office:value-type="float" office:value="679.169357" calcext:value-type="float">
            <text:p>679.1694</text:p>
          </table:table-cell>
        </table:table-row>
        <table:table-row table:style-name="ro1">
          <table:table-cell/>
          <table:table-cell office:value-type="string" calcext:value-type="string">
            <text:p>PIM4-16(miss)</text:p>
          </table:table-cell>
          <table:table-cell table:style-name="ce5" office:value-type="float" office:value="23.303285" calcext:value-type="float">
            <text:p>23.3033</text:p>
          </table:table-cell>
          <table:table-cell table:style-name="ce5" office:value-type="float" office:value="49.748275" calcext:value-type="float">
            <text:p>49.7483</text:p>
          </table:table-cell>
          <table:table-cell table:style-name="ce5" office:value-type="float" office:value="103.147039" calcext:value-type="float">
            <text:p>103.1470</text:p>
          </table:table-cell>
          <table:table-cell table:style-name="ce5" office:value-type="float" office:value="21.597259" calcext:value-type="float">
            <text:p>21.5973</text:p>
          </table:table-cell>
          <table:table-cell table:style-name="ce5" office:value-type="float" office:value="433.506428" calcext:value-type="float">
            <text:p>433.5064</text:p>
          </table:table-cell>
          <table:table-cell table:style-name="ce5" office:value-type="float" office:value="643.9691" calcext:value-type="float">
            <text:p>643.9691</text:p>
          </table:table-cell>
          <table:table-cell table:style-name="ce5" office:value-type="float" office:value="679.20032" calcext:value-type="float">
            <text:p>679.2003</text:p>
          </table:table-cell>
        </table:table-row>
        <table:table-row table:style-name="ro1">
          <table:table-cell/>
          <table:table-cell office:value-type="string" calcext:value-type="string">
            <text:p>PIM8-16(miss)</text:p>
          </table:table-cell>
          <table:table-cell table:style-name="ce5" office:value-type="float" office:value="22.283651" calcext:value-type="float">
            <text:p>22.2837</text:p>
          </table:table-cell>
          <table:table-cell table:style-name="ce5" office:value-type="float" office:value="49.296503" calcext:value-type="float">
            <text:p>49.2965</text:p>
          </table:table-cell>
          <table:table-cell table:style-name="ce5" office:value-type="float" office:value="102.181827" calcext:value-type="float">
            <text:p>102.1818</text:p>
          </table:table-cell>
          <table:table-cell table:style-name="ce5" office:value-type="float" office:value="21.622634" calcext:value-type="float">
            <text:p>21.6226</text:p>
          </table:table-cell>
          <table:table-cell table:style-name="ce5" office:value-type="float" office:value="433.5098" calcext:value-type="float">
            <text:p>433.5098</text:p>
          </table:table-cell>
          <table:table-cell table:style-name="ce5" office:value-type="float" office:value="644.229316" calcext:value-type="float">
            <text:p>644.2293</text:p>
          </table:table-cell>
          <table:table-cell table:style-name="ce5" office:value-type="float" office:value="679.00744" calcext:value-type="float">
            <text:p>679.0074</text:p>
          </table:table-cell>
        </table:table-row>
        <table:table-row table:style-name="ro1">
          <table:table-cell/>
          <table:table-cell office:value-type="string" calcext:value-type="string">
            <text:p>PIM1-16</text:p>
          </table:table-cell>
          <table:table-cell table:style-name="ce5" office:value-type="float" office:value="179.732069" calcext:value-type="float">
            <text:p>179.7321</text:p>
          </table:table-cell>
          <table:table-cell table:style-name="ce5" office:value-type="float" office:value="392.417661" calcext:value-type="float">
            <text:p>392.4177</text:p>
          </table:table-cell>
          <table:table-cell table:style-name="ce5" office:value-type="float" office:value="794.036969" calcext:value-type="float">
            <text:p>794.0370</text:p>
          </table:table-cell>
          <table:table-cell table:style-name="ce5" office:value-type="float" office:value="201.293408" calcext:value-type="float">
            <text:p>201.2934</text:p>
          </table:table-cell>
          <table:table-cell table:style-name="ce5" office:value-type="float" office:value="434.859968" calcext:value-type="float">
            <text:p>434.8600</text:p>
          </table:table-cell>
          <table:table-cell table:style-name="ce5" office:value-type="float" office:value="644.898552" calcext:value-type="float">
            <text:p>644.8986</text:p>
          </table:table-cell>
          <table:table-cell table:style-name="ce5" office:value-type="float" office:value="681.554796" calcext:value-type="float">
            <text:p>681.5548</text:p>
          </table:table-cell>
        </table:table-row>
        <table:table-row table:style-name="ro1">
          <table:table-cell/>
          <table:table-cell office:value-type="string" calcext:value-type="string">
            <text:p>PIM2-16</text:p>
          </table:table-cell>
          <table:table-cell table:style-name="ce5" office:value-type="float" office:value="179.732069" calcext:value-type="float">
            <text:p>179.7321</text:p>
          </table:table-cell>
          <table:table-cell table:style-name="ce5" office:value-type="float" office:value="390.668773" calcext:value-type="float">
            <text:p>390.6688</text:p>
          </table:table-cell>
          <table:table-cell table:style-name="ce5" office:value-type="float" office:value="795.044549" calcext:value-type="float">
            <text:p>795.0445</text:p>
          </table:table-cell>
          <table:table-cell table:style-name="ce5" office:value-type="float" office:value="201.51674" calcext:value-type="float">
            <text:p>201.5167</text:p>
          </table:table-cell>
          <table:table-cell table:style-name="ce5" office:value-type="float" office:value="435.128724" calcext:value-type="float">
            <text:p>435.1287</text:p>
          </table:table-cell>
          <table:table-cell table:style-name="ce5" office:value-type="float" office:value="644.891468" calcext:value-type="float">
            <text:p>644.8915</text:p>
          </table:table-cell>
          <table:table-cell table:style-name="ce5" office:value-type="float" office:value="681.942708" calcext:value-type="float">
            <text:p>681.9427</text:p>
          </table:table-cell>
        </table:table-row>
        <table:table-row table:style-name="ro1">
          <table:table-cell/>
          <table:table-cell office:value-type="string" calcext:value-type="string">
            <text:p>PIM4-16</text:p>
          </table:table-cell>
          <table:table-cell table:style-name="ce5" office:value-type="float" office:value="180.038533" calcext:value-type="float">
            <text:p>180.0385</text:p>
          </table:table-cell>
          <table:table-cell table:style-name="ce5" office:value-type="float" office:value="384.836961" calcext:value-type="float">
            <text:p>384.8370</text:p>
          </table:table-cell>
          <table:table-cell table:style-name="ce5" office:value-type="float" office:value="797.622869" calcext:value-type="float">
            <text:p>797.6229</text:p>
          </table:table-cell>
          <table:table-cell table:style-name="ce5" office:value-type="float" office:value="201.393688" calcext:value-type="float">
            <text:p>201.3937</text:p>
          </table:table-cell>
          <table:table-cell table:style-name="ce5" office:value-type="float" office:value="434.855236" calcext:value-type="float">
            <text:p>434.8552</text:p>
          </table:table-cell>
          <table:table-cell table:style-name="ce5" office:value-type="float" office:value="644.576184" calcext:value-type="float">
            <text:p>644.5762</text:p>
          </table:table-cell>
          <table:table-cell table:style-name="ce5" office:value-type="float" office:value="681.337812" calcext:value-type="float">
            <text:p>681.3378</text:p>
          </table:table-cell>
        </table:table-row>
        <table:table-row table:style-name="ro1">
          <table:table-cell/>
          <table:table-cell office:value-type="string" calcext:value-type="string">
            <text:p>PIM8-16</text:p>
          </table:table-cell>
          <table:table-cell table:style-name="ce5" office:value-type="float" office:value="176.141605" calcext:value-type="float">
            <text:p>176.1416</text:p>
          </table:table-cell>
          <table:table-cell table:style-name="ce5" office:value-type="float" office:value="378.759737" calcext:value-type="float">
            <text:p>378.7597</text:p>
          </table:table-cell>
          <table:table-cell table:style-name="ce5" office:value-type="float" office:value="781.407121" calcext:value-type="float">
            <text:p>781.4071</text:p>
          </table:table-cell>
          <table:table-cell table:style-name="ce5" office:value-type="float" office:value="200.545984" calcext:value-type="float">
            <text:p>200.5460</text:p>
          </table:table-cell>
          <table:table-cell table:style-name="ce5" office:value-type="float" office:value="434.63244" calcext:value-type="float">
            <text:p>434.6324</text:p>
          </table:table-cell>
          <table:table-cell table:style-name="ce5" office:value-type="float" office:value="644.845876" calcext:value-type="float">
            <text:p>644.8459</text:p>
          </table:table-cell>
          <table:table-cell table:style-name="ce5" office:value-type="float" office:value="682.135376" calcext:value-type="float">
            <text:p>682.1354</text:p>
          </table:table-cell>
        </table:table-row>
        <table:table-row table:style-name="ro1">
          <table:table-cell/>
          <table:table-cell table:style-name="ce1" office:value-type="string" calcext:value-type="string">
            <text:p>TLB=128</text:p>
          </table:table-cell>
          <table:table-cell table:style-name="ce4" table:number-columns-repeated="7"/>
        </table:table-row>
        <table:table-row table:style-name="ro1">
          <table:table-cell/>
          <table:table-cell table:style-name="ce1" office:value-type="string" calcext:value-type="string">
            <text:p>Slowdown</text:p>
          </table:table-cell>
          <table:table-cell office:value-type="string" calcext:value-type="string">
            <text:p>graph_s6</text:p>
          </table:table-cell>
          <table:table-cell office:value-type="string" calcext:value-type="string">
            <text:p>graph_s7</text:p>
          </table:table-cell>
          <table:table-cell office:value-type="string" calcext:value-type="string">
            <text:p>graph_s8</text:p>
          </table:table-cell>
          <table:table-cell office:value-type="string" calcext:value-type="string">
            <text:p>gups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fluid</text:p>
          </table:table-cell>
          <table:table-cell office:value-type="string" calcext:value-type="string">
            <text:p>swapt</text:p>
          </table:table-cell>
        </table:table-row>
        <table:table-row table:style-name="ro1">
          <table:table-cell/>
          <table:table-cell office:value-type="string" calcext:value-type="string">
            <text:p>1ch (CPU)</text:p>
          </table:table-cell>
          <table:table-cell table:style-name="ce5" table:formula="of:=[.C3]/[.C3]" office:value-type="float" office:value="1" calcext:value-type="float">
            <text:p>1.0000</text:p>
          </table:table-cell>
          <table:table-cell table:style-name="ce5" table:formula="of:=[.D3]/[.D3]" office:value-type="float" office:value="1" calcext:value-type="float">
            <text:p>1.0000</text:p>
          </table:table-cell>
          <table:table-cell table:style-name="ce5" table:formula="of:=[.E3]/[.E3]" office:value-type="float" office:value="1" calcext:value-type="float">
            <text:p>1.0000</text:p>
          </table:table-cell>
          <table:table-cell table:style-name="ce5" table:formula="of:=[.F3]/[.F3]" office:value-type="float" office:value="1" calcext:value-type="float">
            <text:p>1.0000</text:p>
          </table:table-cell>
          <table:table-cell table:style-name="ce5" table:formula="of:=[.G3]/[.G3]" office:value-type="float" office:value="1" calcext:value-type="float">
            <text:p>1.0000</text:p>
          </table:table-cell>
          <table:table-cell table:style-name="ce5" table:formula="of:=[.H3]/[.H3]" office:value-type="float" office:value="1" calcext:value-type="float">
            <text:p>1.0000</text:p>
          </table:table-cell>
          <table:table-cell table:style-name="ce5" table:formula="of:=[.I3]/[.I3]" office:value-type="float" office:value="1" calcext:value-type="float">
            <text:p>1.0000</text:p>
          </table:table-cell>
        </table:table-row>
        <table:table-row table:style-name="ro1">
          <table:table-cell/>
          <table:table-cell table:style-name="ce3" office:value-type="string" calcext:value-type="string">
            <text:p>16ch (Perfect PIM)</text:p>
          </table:table-cell>
          <table:table-cell table:style-name="ce5" table:formula="of:=[.C3]/[.C4]" office:value-type="float" office:value="1.31305984205744" calcext:value-type="float">
            <text:p>1.3131</text:p>
          </table:table-cell>
          <table:table-cell table:style-name="ce5" table:formula="of:=[.D3]/[.D4]" office:value-type="float" office:value="1.34082401302406" calcext:value-type="float">
            <text:p>1.3408</text:p>
          </table:table-cell>
          <table:table-cell table:style-name="ce5" table:formula="of:=[.E3]/[.E4]" office:value-type="float" office:value="1.39759092566623" calcext:value-type="float">
            <text:p>1.3976</text:p>
          </table:table-cell>
          <table:table-cell table:style-name="ce5" table:formula="of:=[.F3]/[.F4]" office:value-type="float" office:value="2.34524358627932" calcext:value-type="float">
            <text:p>2.3452</text:p>
          </table:table-cell>
          <table:table-cell table:style-name="ce5" table:formula="of:=[.G3]/[.G4]" office:value-type="float" office:value="1.26344645289539" calcext:value-type="float">
            <text:p>1.2634</text:p>
          </table:table-cell>
          <table:table-cell table:style-name="ce5" table:formula="of:=[.H3]/[.H4]" office:value-type="float" office:value="1.25669684453804" calcext:value-type="float">
            <text:p>1.2567</text:p>
          </table:table-cell>
          <table:table-cell table:style-name="ce5" table:formula="of:=[.I3]/[.I4]" office:value-type="float" office:value="1.21063737871796" calcext:value-type="float">
            <text:p>1.2106</text:p>
          </table:table-cell>
        </table:table-row>
        <table:table-row table:style-name="ro1">
          <table:table-cell/>
          <table:table-cell office:value-type="string" calcext:value-type="string">
            <text:p>PIM1-16(miss)</text:p>
          </table:table-cell>
          <table:table-cell table:style-name="ce5" table:formula="of:=[.C3]/[.C5]" office:value-type="float" office:value="1.07232843956261" calcext:value-type="float">
            <text:p>1.0723</text:p>
          </table:table-cell>
          <table:table-cell table:style-name="ce5" table:formula="of:=[.D3]/[.D5]" office:value-type="float" office:value="1.10961524522571" calcext:value-type="float">
            <text:p>1.1096</text:p>
          </table:table-cell>
          <table:table-cell table:style-name="ce5" table:formula="of:=[.E3]/[.E5]" office:value-type="float" office:value="1.1532166412316" calcext:value-type="float">
            <text:p>1.1532</text:p>
          </table:table-cell>
          <table:table-cell table:style-name="ce5" table:formula="of:=[.F3]/[.F5]" office:value-type="float" office:value="1.94037340723453" calcext:value-type="float">
            <text:p>1.9404</text:p>
          </table:table-cell>
          <table:table-cell table:style-name="ce5" table:formula="of:=[.G3]/[.G5]" office:value-type="float" office:value="0.83722649477797" calcext:value-type="float">
            <text:p>0.8372</text:p>
          </table:table-cell>
          <table:table-cell table:style-name="ce5" table:formula="of:=[.H3]/[.H5]" office:value-type="float" office:value="0.87219938614527" calcext:value-type="float">
            <text:p>0.8722</text:p>
          </table:table-cell>
          <table:table-cell table:style-name="ce5" table:formula="of:=[.I3]/[.I5]" office:value-type="float" office:value="0.811910364860304" calcext:value-type="float">
            <text:p>0.8119</text:p>
          </table:table-cell>
        </table:table-row>
        <table:table-row table:style-name="ro1">
          <table:table-cell/>
          <table:table-cell office:value-type="string" calcext:value-type="string">
            <text:p>PIM2-16(miss)</text:p>
          </table:table-cell>
          <table:table-cell table:style-name="ce5" table:formula="of:=[.C3]/[.C6]" office:value-type="float" office:value="1.08523665115839" calcext:value-type="float">
            <text:p>1.0852</text:p>
          </table:table-cell>
          <table:table-cell table:style-name="ce5" table:formula="of:=[.D3]/[.D6]" office:value-type="float" office:value="1.09641922634064" calcext:value-type="float">
            <text:p>1.0964</text:p>
          </table:table-cell>
          <table:table-cell table:style-name="ce5" table:formula="of:=[.E3]/[.E6]" office:value-type="float" office:value="1.14164206517097" calcext:value-type="float">
            <text:p>1.1416</text:p>
          </table:table-cell>
          <table:table-cell table:style-name="ce5" table:formula="of:=[.F3]/[.F6]" office:value-type="float" office:value="1.94346279184226" calcext:value-type="float">
            <text:p>1.9435</text:p>
          </table:table-cell>
          <table:table-cell table:style-name="ce5" table:formula="of:=[.G3]/[.G6]" office:value-type="float" office:value="0.837612523580454" calcext:value-type="float">
            <text:p>0.8376</text:p>
          </table:table-cell>
          <table:table-cell table:style-name="ce5" table:formula="of:=[.H3]/[.H6]" office:value-type="float" office:value="0.872051626457023" calcext:value-type="float">
            <text:p>0.8721</text:p>
          </table:table-cell>
          <table:table-cell table:style-name="ce5" table:formula="of:=[.I3]/[.I6]" office:value-type="float" office:value="0.812344501873632" calcext:value-type="float">
            <text:p>0.8123</text:p>
          </table:table-cell>
        </table:table-row>
        <table:table-row table:style-name="ro1">
          <table:table-cell/>
          <table:table-cell office:value-type="string" calcext:value-type="string">
            <text:p>PIM4-16(miss)</text:p>
          </table:table-cell>
          <table:table-cell table:style-name="ce5" table:formula="of:=[.C3]/[.C7]" office:value-type="float" office:value="1.07289324230468" calcext:value-type="float">
            <text:p>1.0729</text:p>
          </table:table-cell>
          <table:table-cell table:style-name="ce5" table:formula="of:=[.D3]/[.D7]" office:value-type="float" office:value="1.10134184552128" calcext:value-type="float">
            <text:p>1.1013</text:p>
          </table:table-cell>
          <table:table-cell table:style-name="ce5" table:formula="of:=[.E3]/[.E7]" office:value-type="float" office:value="1.14662251235346" calcext:value-type="float">
            <text:p>1.1466</text:p>
          </table:table-cell>
          <table:table-cell table:style-name="ce5" table:formula="of:=[.F3]/[.F7]" office:value-type="float" office:value="1.94062056671173" calcext:value-type="float">
            <text:p>1.9406</text:p>
          </table:table-cell>
          <table:table-cell table:style-name="ce5" table:formula="of:=[.G3]/[.G7]" office:value-type="float" office:value="0.837757699869677" calcext:value-type="float">
            <text:p>0.8378</text:p>
          </table:table-cell>
          <table:table-cell table:style-name="ce5" table:formula="of:=[.H3]/[.H7]" office:value-type="float" office:value="0.872410587712982" calcext:value-type="float">
            <text:p>0.8724</text:p>
          </table:table-cell>
          <table:table-cell table:style-name="ce5" table:formula="of:=[.I3]/[.I7]" office:value-type="float" office:value="0.812307469171981" calcext:value-type="float">
            <text:p>0.8123</text:p>
          </table:table-cell>
        </table:table-row>
        <table:table-row table:style-name="ro1">
          <table:table-cell/>
          <table:table-cell office:value-type="string" calcext:value-type="string">
            <text:p>PIM8-16(miss)</text:p>
          </table:table-cell>
          <table:table-cell table:style-name="ce5" table:formula="of:=[.C3]/[.C8]" office:value-type="float" office:value="1.12198566563442" calcext:value-type="float">
            <text:p>1.1220</text:p>
          </table:table-cell>
          <table:table-cell table:style-name="ce5" table:formula="of:=[.D3]/[.D8]" office:value-type="float" office:value="1.11143496324678" calcext:value-type="float">
            <text:p>1.1114</text:p>
          </table:table-cell>
          <table:table-cell table:style-name="ce5" table:formula="of:=[.E3]/[.E8]" office:value-type="float" office:value="1.15745353623399" calcext:value-type="float">
            <text:p>1.1575</text:p>
          </table:table-cell>
          <table:table-cell table:style-name="ce5" table:formula="of:=[.F3]/[.F8]" office:value-type="float" office:value="1.93834317317677" calcext:value-type="float">
            <text:p>1.9383</text:p>
          </table:table-cell>
          <table:table-cell table:style-name="ce5" table:formula="of:=[.G3]/[.G8]" office:value-type="float" office:value="0.837751183479589" calcext:value-type="float">
            <text:p>0.8378</text:p>
          </table:table-cell>
          <table:table-cell table:style-name="ce5" table:formula="of:=[.H3]/[.H8]" office:value-type="float" office:value="0.872058205125207" calcext:value-type="float">
            <text:p>0.8721</text:p>
          </table:table-cell>
          <table:table-cell table:style-name="ce5" table:formula="of:=[.I3]/[.I8]" office:value-type="float" office:value="0.812538214603363" calcext:value-type="float">
            <text:p>0.8125</text:p>
          </table:table-cell>
        </table:table-row>
        <table:table-row table:style-name="ro1">
          <table:table-cell/>
          <table:table-cell office:value-type="string" calcext:value-type="string">
            <text:p>PIM1-16</text:p>
          </table:table-cell>
          <table:table-cell table:style-name="ce5" table:formula="of:=[.C3]/[.C9]" office:value-type="float" office:value="0.139106711112306" calcext:value-type="float">
            <text:p>0.1391</text:p>
          </table:table-cell>
          <table:table-cell table:style-name="ce5" table:formula="of:=[.D3]/[.D9]" office:value-type="float" office:value="0.139621282233778" calcext:value-type="float">
            <text:p>0.1396</text:p>
          </table:table-cell>
          <table:table-cell table:style-name="ce5" table:formula="of:=[.E3]/[.E9]" office:value-type="float" office:value="0.148948627856646" calcext:value-type="float">
            <text:p>0.1489</text:p>
          </table:table-cell>
          <table:table-cell table:style-name="ce5" table:formula="of:=[.F3]/[.F9]" office:value-type="float" office:value="0.208213897396978" calcext:value-type="float">
            <text:p>0.2082</text:p>
          </table:table-cell>
          <table:table-cell table:style-name="ce5" table:formula="of:=[.G3]/[.G9]" office:value-type="float" office:value="0.835150105148331" calcext:value-type="float">
            <text:p>0.8352</text:p>
          </table:table-cell>
          <table:table-cell table:style-name="ce5" table:formula="of:=[.H3]/[.H9]" office:value-type="float" office:value="0.87115323682724" calcext:value-type="float">
            <text:p>0.8712</text:p>
          </table:table-cell>
          <table:table-cell table:style-name="ce5" table:formula="of:=[.I3]/[.I9]" office:value-type="float" office:value="0.809501299437705" calcext:value-type="float">
            <text:p>0.8095</text:p>
          </table:table-cell>
        </table:table-row>
        <table:table-row table:style-name="ro1">
          <table:table-cell/>
          <table:table-cell office:value-type="string" calcext:value-type="string">
            <text:p>PIM2-16</text:p>
          </table:table-cell>
          <table:table-cell table:style-name="ce5" table:formula="of:=[.C3]/[.C10]" office:value-type="float" office:value="0.139106711112306" calcext:value-type="float">
            <text:p>0.1391</text:p>
          </table:table-cell>
          <table:table-cell table:style-name="ce5" table:formula="of:=[.D3]/[.D10]" office:value-type="float" office:value="0.140246318074672" calcext:value-type="float">
            <text:p>0.1402</text:p>
          </table:table-cell>
          <table:table-cell table:style-name="ce5" table:formula="of:=[.E3]/[.E10]" office:value-type="float" office:value="0.148759861505572" calcext:value-type="float">
            <text:p>0.1488</text:p>
          </table:table-cell>
          <table:table-cell table:style-name="ce5" table:formula="of:=[.F3]/[.F10]" office:value-type="float" office:value="0.207983143236636" calcext:value-type="float">
            <text:p>0.2080</text:p>
          </table:table-cell>
          <table:table-cell table:style-name="ce5" table:formula="of:=[.G3]/[.G10]" office:value-type="float" office:value="0.834634277097276" calcext:value-type="float">
            <text:p>0.8346</text:p>
          </table:table-cell>
          <table:table-cell table:style-name="ce5" table:formula="of:=[.H3]/[.H10]" office:value-type="float" office:value="0.871162806266186" calcext:value-type="float">
            <text:p>0.8712</text:p>
          </table:table-cell>
          <table:table-cell table:style-name="ce5" table:formula="of:=[.I3]/[.I10]" office:value-type="float" office:value="0.809040827811007" calcext:value-type="float">
            <text:p>0.8090</text:p>
          </table:table-cell>
        </table:table-row>
        <table:table-row table:style-name="ro1">
          <table:table-cell/>
          <table:table-cell office:value-type="string" calcext:value-type="string">
            <text:p>PIM4-16</text:p>
          </table:table-cell>
          <table:table-cell table:style-name="ce5" table:formula="of:=[.C3]/[.C11]" office:value-type="float" office:value="0.138869921807239" calcext:value-type="float">
            <text:p>0.1389</text:p>
          </table:table-cell>
          <table:table-cell table:style-name="ce5" table:formula="of:=[.D3]/[.D11]" office:value-type="float" office:value="0.142371608115885" calcext:value-type="float">
            <text:p>0.1424</text:p>
          </table:table-cell>
          <table:table-cell table:style-name="ce5" table:formula="of:=[.E3]/[.E11]" office:value-type="float" office:value="0.148278994493073" calcext:value-type="float">
            <text:p>0.1483</text:p>
          </table:table-cell>
          <table:table-cell table:style-name="ce5" table:formula="of:=[.F3]/[.F11]" office:value-type="float" office:value="0.208110221408727" calcext:value-type="float">
            <text:p>0.2081</text:p>
          </table:table-cell>
          <table:table-cell table:style-name="ce5" table:formula="of:=[.G3]/[.G11]" office:value-type="float" office:value="0.835159193069944" calcext:value-type="float">
            <text:p>0.8352</text:p>
          </table:table-cell>
          <table:table-cell table:style-name="ce5" table:formula="of:=[.H3]/[.H11]" office:value-type="float" office:value="0.871588921442372" calcext:value-type="float">
            <text:p>0.8716</text:p>
          </table:table-cell>
          <table:table-cell table:style-name="ce5" table:formula="of:=[.I3]/[.I11]" office:value-type="float" office:value="0.809759099352613" calcext:value-type="float">
            <text:p>0.8098</text:p>
          </table:table-cell>
        </table:table-row>
        <table:table-row table:style-name="ro1">
          <table:table-cell/>
          <table:table-cell office:value-type="string" calcext:value-type="string">
            <text:p>PIM8-16</text:p>
          </table:table-cell>
          <table:table-cell table:style-name="ce5" table:formula="of:=[.C3]/[.C12]" office:value-type="float" office:value="0.141942257196987" calcext:value-type="float">
            <text:p>0.1419</text:p>
          </table:table-cell>
          <table:table-cell table:style-name="ce5" table:formula="of:=[.D3]/[.D12]" office:value-type="float" office:value="0.144655969596895" calcext:value-type="float">
            <text:p>0.1447</text:p>
          </table:table-cell>
          <table:table-cell table:style-name="ce5" table:formula="of:=[.E3]/[.E12]" office:value-type="float" office:value="0.151356077800576" calcext:value-type="float">
            <text:p>0.1514</text:p>
          </table:table-cell>
          <table:table-cell table:style-name="ce5" table:formula="of:=[.F3]/[.F12]" office:value-type="float" office:value="0.208989899294119" calcext:value-type="float">
            <text:p>0.2090</text:p>
          </table:table-cell>
          <table:table-cell table:style-name="ce5" table:formula="of:=[.G3]/[.G12]" office:value-type="float" office:value="0.835587302227142" calcext:value-type="float">
            <text:p>0.8356</text:p>
          </table:table-cell>
          <table:table-cell table:style-name="ce5" table:formula="of:=[.H3]/[.H12]" office:value-type="float" office:value="0.871224399363299" calcext:value-type="float">
            <text:p>0.8712</text:p>
          </table:table-cell>
          <table:table-cell table:style-name="ce5" table:formula="of:=[.I3]/[.I12]" office:value-type="float" office:value="0.808812315577663" calcext:value-type="float">
            <text:p>0.8088</text:p>
          </table:table-cell>
        </table:table-row>
        <table:table-row table:style-name="ro1" table:number-rows-repeated="104855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2" number:min-integer-digits="1"/>
    </number:number-style>
    <number:number-style style:name="N123">
      <number:number number:decimal-places="10" number:min-integer-digits="1"/>
    </number:number-style>
    <number:number-style style:name="N124">
      <number:number number:decimal-places="9" number:min-integer-digits="1"/>
    </number:number-style>
    <number:number-style style:name="N125">
      <number:number number:decimal-places="8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3" number:min-integer-digits="1"/>
    </number:number-style>
    <number:number-style style:name="N131">
      <number:number number:decimal-places="13" number:min-integer-digits="1"/>
    </number:number-style>
    <number:number-style style:name="N132">
      <number:number number:decimal-places="14" number:min-integer-digits="1"/>
    </number:number-style>
    <number:number-style style:name="N133">
      <number:number number:decimal-places="15" number:min-integer-digits="1"/>
    </number:number-style>
    <number:number-style style:name="N134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 style:data-style-name="N2" text:time-value="15:54:02.9997433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18:32:54.111250009</meta:creation-date>
    <dc:date>2015-04-16T18:51:43.961709384</dc:date>
    <meta:editing-duration>P1DT15H23M2S</meta:editing-duration>
    <meta:editing-cycles>34</meta:editing-cycles>
    <meta:generator>LibreOffice/4.2.7.2$Linux_X86_64 LibreOffice_project/420m0$Build-2</meta:generator>
    <meta:document-statistic meta:table-count="1" meta:cell-count="1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34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45"/>
      <style:graphic-properties svg:stroke-color="#b3b3b3"/>
      <style:text-properties fo:font-size="11pt" fo:font-weight="bold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4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1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6" style:family="chart" style:data-style-name="N1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1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8" style:family="chart" style:data-style-name="N1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417cm" svg:height="15.122cm" xlink:href=".." xlink:type="simple" chart:class="chart:bar" chart:style-name="ch1">
        <chart:legend chart:legend-position="end" svg:x="20.638cm" svg:y="4.886cm" style:legend-expansion="high" chart:style-name="ch2"/>
        <chart:plot-area chart:style-name="ch3" table:cell-range-address="Sheet1.B14:Sheet1.I24" chart:data-source-has-labels="both" svg:x="1.522cm" svg:y="0.302cm" svg:width="18.628cm" svg:height="13.514cm">
          <chartooo:coordinate-region svg:x="2.287cm" svg:y="0.515cm" svg:width="17.863cm" svg:height="11.51cm"/>
          <chart:axis chart:dimension="x" chart:name="primary-x" chart:style-name="ch4" chartooo:axis-type="auto">
            <chartooo:date-scale/>
            <chart:title svg:x="9.841cm" svg:y="14.119cm" chart:style-name="ch5">
              <text:p>Benchmarks</text:p>
            </chart:title>
            <chart:categories table:cell-range-address="Sheet1.C14:Sheet1.I14"/>
          </chart:axis>
          <chart:axis chart:dimension="y" chart:name="primary-y" chart:style-name="ch6">
            <chart:title svg:x="0.451cm" svg:y="7.766cm" chart:style-name="ch7">
              <text:p>Speedup</text:p>
            </chart:title>
            <chart:grid chart:style-name="ch8" chart:class="major"/>
          </chart:axis>
          <chart:series chart:style-name="ch9" chart:values-cell-range-address="Sheet1.C15:Sheet1.I15" chart:label-cell-address="Sheet1.B15:Sheet1.B15" chart:class="chart:bar">
            <chart:data-point chart:repeated="7"/>
          </chart:series>
          <chart:series chart:style-name="ch10" chart:values-cell-range-address="Sheet1.C16:Sheet1.I16" chart:label-cell-address="Sheet1.B16:Sheet1.B16" chart:class="chart:bar">
            <chart:data-point chart:repeated="7"/>
          </chart:series>
          <chart:series chart:style-name="ch11" chart:values-cell-range-address="Sheet1.C17:Sheet1.I17" chart:label-cell-address="Sheet1.B17:Sheet1.B17" chart:class="chart:bar">
            <chart:data-point chart:repeated="7"/>
          </chart:series>
          <chart:series chart:style-name="ch12" chart:values-cell-range-address="Sheet1.C18:Sheet1.I18" chart:label-cell-address="Sheet1.B18:Sheet1.B18" chart:class="chart:bar">
            <chart:data-point chart:repeated="7"/>
          </chart:series>
          <chart:series chart:style-name="ch13" chart:values-cell-range-address="Sheet1.C19:Sheet1.I19" chart:label-cell-address="Sheet1.B19:Sheet1.B19" chart:class="chart:bar">
            <chart:data-point chart:repeated="7"/>
          </chart:series>
          <chart:series chart:style-name="ch14" chart:values-cell-range-address="Sheet1.C20:Sheet1.I20" chart:label-cell-address="Sheet1.B20:Sheet1.B20" chart:class="chart:bar">
            <chart:data-point chart:repeated="7"/>
          </chart:series>
          <chart:series chart:style-name="ch15" chart:values-cell-range-address="Sheet1.C21:Sheet1.I21" chart:label-cell-address="Sheet1.B21:Sheet1.B21" chart:class="chart:bar">
            <chart:data-point chart:repeated="7"/>
          </chart:series>
          <chart:series chart:style-name="ch16" chart:values-cell-range-address="Sheet1.C22:Sheet1.I22" chart:label-cell-address="Sheet1.B22:Sheet1.B22" chart:class="chart:bar">
            <chart:data-point chart:repeated="7"/>
          </chart:series>
          <chart:series chart:style-name="ch17" chart:values-cell-range-address="Sheet1.C23:Sheet1.I23" chart:label-cell-address="Sheet1.B23:Sheet1.B23" chart:class="chart:bar">
            <chart:data-point chart:repeated="7"/>
          </chart:series>
          <chart:series chart:style-name="ch18" chart:values-cell-range-address="Sheet1.C24:Sheet1.I24" chart:label-cell-address="Sheet1.B24:Sheet1.B24" chart:class="chart:bar"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ph_s6</text:p>
                <draw:g>
                  <svg:desc>Sheet1.C14:Sheet1.I14</svg:desc>
                </draw:g>
              </table:table-cell>
              <table:table-cell office:value-type="string">
                <text:p>graph_s7</text:p>
              </table:table-cell>
              <table:table-cell office:value-type="string">
                <text:p>graph_s8</text:p>
              </table:table-cell>
              <table:table-cell office:value-type="string">
                <text:p>gups</text:p>
              </table:table-cell>
              <table:table-cell office:value-type="string">
                <text:p>black</text:p>
              </table:table-cell>
              <table:table-cell office:value-type="string">
                <text:p>fluid</text:p>
              </table:table-cell>
              <table:table-cell office:value-type="string">
                <text:p>swapt</text:p>
              </table:table-cell>
            </table:table-row>
          </table:table-header-rows>
          <table:table-rows>
            <table:table-row>
              <table:table-cell office:value-type="string">
                <text:p>1ch (CPU)</text:p>
                <draw:g>
                  <svg:desc>Sheet1.B15:Sheet1.B15</svg:desc>
                </draw:g>
              </table:table-cell>
              <table:table-cell office:value-type="float" office:value="1">
                <text:p>1</text:p>
                <draw:g>
                  <svg:desc>Sheet1.C15:Sheet1.I1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ch (Perfect PIM)</text:p>
                <draw:g>
                  <svg:desc>Sheet1.B16:Sheet1.B16</svg:desc>
                </draw:g>
              </table:table-cell>
              <table:table-cell office:value-type="float" office:value="1.31305984205744">
                <text:p>1.31305984205744</text:p>
                <draw:g>
                  <svg:desc>Sheet1.C16:Sheet1.I16</svg:desc>
                </draw:g>
              </table:table-cell>
              <table:table-cell office:value-type="float" office:value="1.34082401302406">
                <text:p>1.34082401302406</text:p>
              </table:table-cell>
              <table:table-cell office:value-type="float" office:value="1.39759092566623">
                <text:p>1.39759092566623</text:p>
              </table:table-cell>
              <table:table-cell office:value-type="float" office:value="2.34524358627932">
                <text:p>2.34524358627932</text:p>
              </table:table-cell>
              <table:table-cell office:value-type="float" office:value="1.26344645289539">
                <text:p>1.26344645289539</text:p>
              </table:table-cell>
              <table:table-cell office:value-type="float" office:value="1.25669684453804">
                <text:p>1.25669684453804</text:p>
              </table:table-cell>
              <table:table-cell office:value-type="float" office:value="1.21063737871796">
                <text:p>1.21063737871796</text:p>
              </table:table-cell>
            </table:table-row>
            <table:table-row>
              <table:table-cell office:value-type="string">
                <text:p>PIM1-16(miss)</text:p>
                <draw:g>
                  <svg:desc>Sheet1.B17:Sheet1.B17</svg:desc>
                </draw:g>
              </table:table-cell>
              <table:table-cell office:value-type="float" office:value="1.07232843956261">
                <text:p>1.07232843956261</text:p>
                <draw:g>
                  <svg:desc>Sheet1.C17:Sheet1.I17</svg:desc>
                </draw:g>
              </table:table-cell>
              <table:table-cell office:value-type="float" office:value="1.10961524522571">
                <text:p>1.10961524522571</text:p>
              </table:table-cell>
              <table:table-cell office:value-type="float" office:value="1.1532166412316">
                <text:p>1.1532166412316</text:p>
              </table:table-cell>
              <table:table-cell office:value-type="float" office:value="1.94037340723453">
                <text:p>1.94037340723453</text:p>
              </table:table-cell>
              <table:table-cell office:value-type="float" office:value="0.83722649477797">
                <text:p>0.83722649477797</text:p>
              </table:table-cell>
              <table:table-cell office:value-type="float" office:value="0.87219938614527">
                <text:p>0.87219938614527</text:p>
              </table:table-cell>
              <table:table-cell office:value-type="float" office:value="0.811910364860304">
                <text:p>0.811910364860304</text:p>
              </table:table-cell>
            </table:table-row>
            <table:table-row>
              <table:table-cell office:value-type="string">
                <text:p>PIM2-16(miss)</text:p>
                <draw:g>
                  <svg:desc>Sheet1.B18:Sheet1.B18</svg:desc>
                </draw:g>
              </table:table-cell>
              <table:table-cell office:value-type="float" office:value="1.08523665115839">
                <text:p>1.08523665115839</text:p>
                <draw:g>
                  <svg:desc>Sheet1.C18:Sheet1.I18</svg:desc>
                </draw:g>
              </table:table-cell>
              <table:table-cell office:value-type="float" office:value="1.09641922634064">
                <text:p>1.09641922634064</text:p>
              </table:table-cell>
              <table:table-cell office:value-type="float" office:value="1.14164206517097">
                <text:p>1.14164206517097</text:p>
              </table:table-cell>
              <table:table-cell office:value-type="float" office:value="1.94346279184226">
                <text:p>1.94346279184226</text:p>
              </table:table-cell>
              <table:table-cell office:value-type="float" office:value="0.837612523580454">
                <text:p>0.837612523580454</text:p>
              </table:table-cell>
              <table:table-cell office:value-type="float" office:value="0.872051626457023">
                <text:p>0.872051626457023</text:p>
              </table:table-cell>
              <table:table-cell office:value-type="float" office:value="0.812344501873632">
                <text:p>0.812344501873632</text:p>
              </table:table-cell>
            </table:table-row>
            <table:table-row>
              <table:table-cell office:value-type="string">
                <text:p>PIM4-16(miss)</text:p>
                <draw:g>
                  <svg:desc>Sheet1.B19:Sheet1.B19</svg:desc>
                </draw:g>
              </table:table-cell>
              <table:table-cell office:value-type="float" office:value="1.07289324230468">
                <text:p>1.07289324230468</text:p>
                <draw:g>
                  <svg:desc>Sheet1.C19:Sheet1.I19</svg:desc>
                </draw:g>
              </table:table-cell>
              <table:table-cell office:value-type="float" office:value="1.10134184552128">
                <text:p>1.10134184552128</text:p>
              </table:table-cell>
              <table:table-cell office:value-type="float" office:value="1.14662251235346">
                <text:p>1.14662251235346</text:p>
              </table:table-cell>
              <table:table-cell office:value-type="float" office:value="1.94062056671173">
                <text:p>1.94062056671173</text:p>
              </table:table-cell>
              <table:table-cell office:value-type="float" office:value="0.837757699869677">
                <text:p>0.837757699869677</text:p>
              </table:table-cell>
              <table:table-cell office:value-type="float" office:value="0.872410587712982">
                <text:p>0.872410587712982</text:p>
              </table:table-cell>
              <table:table-cell office:value-type="float" office:value="0.812307469171981">
                <text:p>0.812307469171981</text:p>
              </table:table-cell>
            </table:table-row>
            <table:table-row>
              <table:table-cell office:value-type="string">
                <text:p>PIM8-16(miss)</text:p>
                <draw:g>
                  <svg:desc>Sheet1.B20:Sheet1.B20</svg:desc>
                </draw:g>
              </table:table-cell>
              <table:table-cell office:value-type="float" office:value="1.12198566563442">
                <text:p>1.12198566563442</text:p>
                <draw:g>
                  <svg:desc>Sheet1.C20:Sheet1.I20</svg:desc>
                </draw:g>
              </table:table-cell>
              <table:table-cell office:value-type="float" office:value="1.11143496324678">
                <text:p>1.11143496324678</text:p>
              </table:table-cell>
              <table:table-cell office:value-type="float" office:value="1.15745353623399">
                <text:p>1.15745353623399</text:p>
              </table:table-cell>
              <table:table-cell office:value-type="float" office:value="1.93834317317677">
                <text:p>1.93834317317677</text:p>
              </table:table-cell>
              <table:table-cell office:value-type="float" office:value="0.837751183479589">
                <text:p>0.837751183479589</text:p>
              </table:table-cell>
              <table:table-cell office:value-type="float" office:value="0.872058205125207">
                <text:p>0.872058205125207</text:p>
              </table:table-cell>
              <table:table-cell office:value-type="float" office:value="0.812538214603363">
                <text:p>0.812538214603363</text:p>
              </table:table-cell>
            </table:table-row>
            <table:table-row>
              <table:table-cell office:value-type="string">
                <text:p>PIM1-16</text:p>
                <draw:g>
                  <svg:desc>Sheet1.B21:Sheet1.B21</svg:desc>
                </draw:g>
              </table:table-cell>
              <table:table-cell office:value-type="float" office:value="0.139106711112306">
                <text:p>0.139106711112306</text:p>
                <draw:g>
                  <svg:desc>Sheet1.C21:Sheet1.I21</svg:desc>
                </draw:g>
              </table:table-cell>
              <table:table-cell office:value-type="float" office:value="0.139621282233778">
                <text:p>0.139621282233778</text:p>
              </table:table-cell>
              <table:table-cell office:value-type="float" office:value="0.148948627856646">
                <text:p>0.148948627856646</text:p>
              </table:table-cell>
              <table:table-cell office:value-type="float" office:value="0.208213897396978">
                <text:p>0.208213897396978</text:p>
              </table:table-cell>
              <table:table-cell office:value-type="float" office:value="0.835150105148331">
                <text:p>0.835150105148331</text:p>
              </table:table-cell>
              <table:table-cell office:value-type="float" office:value="0.87115323682724">
                <text:p>0.87115323682724</text:p>
              </table:table-cell>
              <table:table-cell office:value-type="float" office:value="0.809501299437705">
                <text:p>0.809501299437705</text:p>
              </table:table-cell>
            </table:table-row>
            <table:table-row>
              <table:table-cell office:value-type="string">
                <text:p>PIM2-16</text:p>
                <draw:g>
                  <svg:desc>Sheet1.B22:Sheet1.B22</svg:desc>
                </draw:g>
              </table:table-cell>
              <table:table-cell office:value-type="float" office:value="0.139106711112306">
                <text:p>0.139106711112306</text:p>
                <draw:g>
                  <svg:desc>Sheet1.C22:Sheet1.I22</svg:desc>
                </draw:g>
              </table:table-cell>
              <table:table-cell office:value-type="float" office:value="0.140246318074672">
                <text:p>0.140246318074672</text:p>
              </table:table-cell>
              <table:table-cell office:value-type="float" office:value="0.148759861505572">
                <text:p>0.148759861505572</text:p>
              </table:table-cell>
              <table:table-cell office:value-type="float" office:value="0.207983143236636">
                <text:p>0.207983143236636</text:p>
              </table:table-cell>
              <table:table-cell office:value-type="float" office:value="0.834634277097276">
                <text:p>0.834634277097276</text:p>
              </table:table-cell>
              <table:table-cell office:value-type="float" office:value="0.871162806266186">
                <text:p>0.871162806266186</text:p>
              </table:table-cell>
              <table:table-cell office:value-type="float" office:value="0.809040827811007">
                <text:p>0.809040827811007</text:p>
              </table:table-cell>
            </table:table-row>
            <table:table-row>
              <table:table-cell office:value-type="string">
                <text:p>PIM4-16</text:p>
                <draw:g>
                  <svg:desc>Sheet1.B23:Sheet1.B23</svg:desc>
                </draw:g>
              </table:table-cell>
              <table:table-cell office:value-type="float" office:value="0.138869921807239">
                <text:p>0.138869921807239</text:p>
                <draw:g>
                  <svg:desc>Sheet1.C23:Sheet1.I23</svg:desc>
                </draw:g>
              </table:table-cell>
              <table:table-cell office:value-type="float" office:value="0.142371608115885">
                <text:p>0.142371608115885</text:p>
              </table:table-cell>
              <table:table-cell office:value-type="float" office:value="0.148278994493073">
                <text:p>0.148278994493073</text:p>
              </table:table-cell>
              <table:table-cell office:value-type="float" office:value="0.208110221408727">
                <text:p>0.208110221408727</text:p>
              </table:table-cell>
              <table:table-cell office:value-type="float" office:value="0.835159193069944">
                <text:p>0.835159193069944</text:p>
              </table:table-cell>
              <table:table-cell office:value-type="float" office:value="0.871588921442372">
                <text:p>0.871588921442372</text:p>
              </table:table-cell>
              <table:table-cell office:value-type="float" office:value="0.809759099352613">
                <text:p>0.809759099352613</text:p>
              </table:table-cell>
            </table:table-row>
            <table:table-row>
              <table:table-cell office:value-type="string">
                <text:p>PIM8-16</text:p>
                <draw:g>
                  <svg:desc>Sheet1.B24:Sheet1.B24</svg:desc>
                </draw:g>
              </table:table-cell>
              <table:table-cell office:value-type="float" office:value="0.141942257196987">
                <text:p>0.141942257196987</text:p>
                <draw:g>
                  <svg:desc>Sheet1.C24:Sheet1.I24</svg:desc>
                </draw:g>
              </table:table-cell>
              <table:table-cell office:value-type="float" office:value="0.144655969596895">
                <text:p>0.144655969596895</text:p>
              </table:table-cell>
              <table:table-cell office:value-type="float" office:value="0.151356077800576">
                <text:p>0.151356077800576</text:p>
              </table:table-cell>
              <table:table-cell office:value-type="float" office:value="0.208989899294119">
                <text:p>0.208989899294119</text:p>
              </table:table-cell>
              <table:table-cell office:value-type="float" office:value="0.835587302227142">
                <text:p>0.835587302227142</text:p>
              </table:table-cell>
              <table:table-cell office:value-type="float" office:value="0.871224399363299">
                <text:p>0.871224399363299</text:p>
              </table:table-cell>
              <table:table-cell office:value-type="float" office:value="0.808812315577663">
                <text:p>0.8088123155776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